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olololo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reconsxy</text:p>
          </table:table-cell>
          <table:table-cell office:value-type="string" calcext:value-type="string">
            <text:p>reconsz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9095" calcext:value-type="float">
            <text:p>0.049095</text:p>
          </table:table-cell>
          <table:table-cell office:value-type="float" office:value="0.007242" calcext:value-type="float">
            <text:p>0.007242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.056853" calcext:value-type="float">
            <text:p>0.0568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8183" calcext:value-type="float">
            <text:p>0.008183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08875" calcext:value-type="float">
            <text:p>0.008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1T11:34:13.121100532</dc:date>
    <meta:editing-duration>PT7M49S</meta:editing-duration>
    <meta:editing-cycles>1</meta:editing-cycles>
    <meta:document-statistic meta:table-count="1" meta:cell-count="15" meta:object-count="0"/>
    <meta:generator>LibreOffice/6.2.8.2$Linux_X86_64 LibreOffice_project/20$Build-2</meta:generator>
  </office:meta>
</office:document-meta>
</file>